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RIEF</text:p>
      <text:p text:style-name="P1"/>
      <text:p text:style-name="P2"/>
      <text:p text:style-name="P4">NOME PROGETTO:<text:span text:style-name="T1"><text:tab/>Circolo dei Letterati</text:span></text:p>
      <text:p text:style-name="P4"/>
      <text:p text:style-name="P4">SCHEMA GENERALE ARGOMENTI TRATTATI:</text:p>
      <text:p text:style-name="P5"/>
      <text:list xml:id="list3431248969973271855" text:style-name="L1">
        <text:list-item>
          <text:p text:style-name="P7">Descrizione generale WebApp</text:p>
        </text:list-item>
        <text:list-item>
          <text:p text:style-name="P7">Finalità WebApp</text:p>
        </text:list-item>
        <text:list-item>
          <text:p text:style-name="P7">Utente “Host”</text:p>
        </text:list-item>
        <text:list-item>
          <text:p text:style-name="P7">Utente “Client”</text:p>
        </text:list-item>
        <text:list-item>
          <text:p text:style-name="P7">Utilità commerciali</text:p>
        </text:list-item>
      </text:list>
      <text:p text:style-name="P5"/>
      <text:p text:style-name="P4">DESCRIZIONE</text:p>
      <text:p text:style-name="P4"/>
      <text:p text:style-name="P5">La WebApp chiamata “Il Circolo dei Letterati” è un servizio online mirato a facilitare l'organizzazione di eventi nelle librerie. In particolare l'App si regge su due figure cardine:</text:p>
      <text:list xml:id="list2449947754097567182" text:style-name="L2">
        <text:list-item>
          <text:p text:style-name="P8">L'Utente “Host”</text:p>
        </text:list-item>
        <text:list-item>
          <text:p text:style-name="P8">L'Utente “Client”</text:p>
        </text:list-item>
      </text:list>
      <text:p text:style-name="P5">L'<text:span text:style-name="T2">Host</text:span><text:span text:style-name="T3"> è rappresentato dalla Libreria. Il </text:span><text:span text:style-name="T2">Client</text:span><text:span text:style-name="T3"> è l'utente finale dell'</text:span><text:span text:style-name="T2">Host</text:span><text:span text:style-name="T3">, il vero e proprio cliente e frequentatore. Il </text:span><text:span text:style-name="T2">Client</text:span><text:span text:style-name="T3">, inoltre, può anche proporre all'</text:span><text:span text:style-name="T2">Host</text:span><text:span text:style-name="T3"> di tenere eventi all'interno della Libreria. </text:span></text:p>
      <text:p text:style-name="P5"><text:span text:style-name="T3">“Il Circolo dei Letterati” è un'App destinata alle Librerie che vogliono creare una comunità intorno al loro centro. Ogni </text:span><text:span text:style-name="T2">Host</text:span><text:span text:style-name="T3"> iscritto al servizio avrà un proprio “Workspace” dove far iscrivere i propri </text:span><text:span text:style-name="T2">Client</text:span><text:span text:style-name="T3">. Qui</text:span><text:span text:style-name="T2"> </text:span><text:span text:style-name="T3">i </text:span><text:span text:style-name="T2">Client</text:span><text:span text:style-name="T3"> potranno decidere a quali eventi partecipare o proporre all'</text:span><text:span text:style-name="T2">Host</text:span><text:span text:style-name="T3"> di presentare i propri. I </text:span><text:span text:style-name="T2">Client</text:span><text:span text:style-name="T3">, inoltre, potranno iscriversi a più </text:span><text:span text:style-name="T2">Host</text:span><text:span text:style-name="T3"> e registrarsi ai loro eventi, i quali appariranno successivamente su una pagina personale del </text:span><text:span text:style-name="T2">Client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chele Pandimiglio</meta:initial-creator>
    <meta:creation-date>2017-10-02T15:23:08.97</meta:creation-date>
    <dc:date>2017-10-03T11:51:43.89</dc:date>
    <dc:creator>Rachele Pandimiglio</dc:creator>
    <meta:editing-duration>PT20M14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14" meta:word-count="165" meta:character-count="1083"/>
  </office:meta>
</office:document-meta>
</file>